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e8" officeooo:paragraph-rsid="0012f2e8"/>
    </style:style>
    <style:style style:name="P2" style:family="paragraph" style:parent-style-name="Standard">
      <style:text-properties officeooo:rsid="0014b8e2" officeooo:paragraph-rsid="0014b8e2"/>
    </style:style>
    <style:style style:name="P3" style:family="paragraph" style:parent-style-name="Standard">
      <style:text-properties officeooo:rsid="0014b8e2" officeooo:paragraph-rsid="001ea14c"/>
    </style:style>
    <style:style style:name="P4" style:family="paragraph" style:parent-style-name="Standard">
      <style:text-properties officeooo:rsid="0017e5ae" officeooo:paragraph-rsid="0017e5ae"/>
    </style:style>
    <style:style style:name="T1" style:family="text">
      <style:text-properties officeooo:rsid="0012f2e8"/>
    </style:style>
    <style:style style:name="T2" style:family="text">
      <style:text-properties officeooo:rsid="001ea14c"/>
    </style:style>
    <style:style style:name="T3" style:family="text">
      <style:text-properties officeooo:rsid="001f7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/text:span>db.Cliente.aggregate([{$lookup:{from:"Compra",localField:"dni",foreignField:"cliente_dni",as:"compras"}},{$project:{nombre:1,compras:1}}])</text:p>
      <text:p text:style-name="Standard"/>
      <text:p text:style-name="P1">2) db.Cliente.aggregate([{$lookup:{from:"Compra",localField:"dni", foreignField:"cliente_dni",as:"compras"}},{$unwind:"$compras"},{$unwind:"$compras.productos"},{$group:{_id:"$dni", totalGastado:{$sum:{$multiply:["$compras.productos.cantidad","$compras.productos.precioUnitario"]}},nombre:{$first:"$nombre"},apellido:{$first:"$apellido"}}},{$project:{nombre:1,apellido:1,totalGastado:1}}])</text:p>
      <text:p text:style-name="P1"/>
      <text:p text:style-name="P3">3<text:span text:style-name="T3">) </text:span>db.Cliente.aggregate( [ {$lookup: {from:"Compra", localField:"dni", foreignField: "cliente_dni", as: "compras"} }, {$unwind:"$compras"}, {$unwind:"$compras.productos"}, {$group: {_id: {compra:"$compras.id",cliente:"$dni"}, cantidad: {$sum: {$multiply: ["$compras.productos.precioUnitario", "$compras.productos.cantidad"] } }, dni: {$first: "$dni"} } }, {$group: {_id: "$dni", cantMin: {$min: "$cantidad"}, cantMax: <text:s/>{$max: "$cantidad" }, promedio: {$avg: "$cantidad"} } } ] )</text:p>
      <text:p text:style-name="P2"/>
      <text:p text:style-name="P4">4) db.Cliente.aggregate( [ {$lookup: {from: "Compra", localField: "dni", foreignField: "cliente_dni", as: "compras"} }, {$unwind: "$compras"}, {$group: {_id:"$compras.id", max: {$max: {$sum:"$compras.productos.cantidad"} }, nombre:{$first: "$nombre"} } }, {$sort: {max: -1} }, {$limit: 1} ] )</text:p>
      <text:p text:style-name="P4"/>
      <text:p text:style-name="P4">5) db.Cliente.aggregate( [ {$lookup: {from: "Compra", localField: "dni", foreignField: "cliente_dni", as: "compras"} }, {$unwind: "$compras"}, {$group: {_id:"$dni", comprasTotales: {$sum: 1}, nombre: {$first:"$nombre"}, apellido: {$first:"$apellido"} } }, {$match: {comprasTotales: {$gt: 2} } } ] )</text:p>
      <text:p text:style-name="P4"/>
      <text:p text:style-name="P4">6) db.Compra.aggregate( [ {$unwind: "$productos"}, {$project: {mes: {$month: {$dateFromString: {dateString: "$fecha", format: "%Y-%m-%d"} } } } }, {$group: {_id: "$mes", cantProductos: {$sum: 1}}} ] )</text:p>
      <text:p text:style-name="P4"/>
      <text:p text:style-name="P4">7) db.Cliente.aggregate( [ {$lookup: {from: "Compra", localField: "dni", foreignField: "cliente_dni", as: "compras"} }, {$unwind: "$compras"}, {$project: {mes: {$month: {$dateFromString: {dateString: "$compras.fecha", format: "%Y-%m-%d"}}} , dni:1}}, {$group: {_id: {clienteDNI:"$dni", mes: "$mes"}, <text:s/>cantProductos: {$sum: 1}}} ] )</text:p>
      <text:p text:style-name="P4"/>
      <text:p text:style-name="P4">8) db.Compra.aggregate( [ {$unwind: "$productos"}, {$project: {anio: {$year: {$dateFromString: {dateString: "$fecha", format: "%Y-%m-%d"} } } } }, {$group: {_id: "$anio", cantProductos: {$sum: {$multiply: ["$precioUnitario", "$cantidad"] } } } } ] 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28:55.207898737</meta:creation-date>
    <dc:date>2023-09-15T17:41:56.999897595</dc:date>
    <meta:editing-duration>PT10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09" meta:character-count="2378" meta:non-whitespace-character-count="2175"/>
  </office:meta>
</office:document-meta>
</file>